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256in"/>
    </style:style>
    <style:style style:name="co2" style:family="table-column">
      <style:table-column-properties fo:break-before="auto" style:column-width="2.8409in"/>
    </style:style>
    <style:style style:name="co3" style:family="table-column">
      <style:table-column-properties fo:break-before="auto" style:column-width="1.1764in"/>
    </style:style>
    <style:style style:name="co4" style:family="table-column">
      <style:table-column-properties fo:break-before="auto" style:column-width="0.8319in"/>
    </style:style>
    <style:style style:name="co5" style:family="table-column">
      <style:table-column-properties fo:break-before="auto" style:column-width="0.7028in"/>
    </style:style>
    <style:style style:name="co6" style:family="table-column">
      <style:table-column-properties fo:break-before="auto" style:column-width="0.8925in"/>
    </style:style>
    <style:style style:name="co7" style:family="table-column">
      <style:table-column-properties fo:break-before="auto" style:column-width="1.3201in"/>
    </style:style>
    <style:style style:name="co8" style:family="table-column">
      <style:table-column-properties fo:break-before="auto" style:column-width="3.7307in"/>
    </style:style>
    <style:style style:name="co9" style:family="table-column">
      <style:table-column-properties fo:break-before="auto" style:column-width="2.4102in"/>
    </style:style>
    <style:style style:name="co10" style:family="table-column">
      <style:table-column-properties fo:break-before="auto" style:column-width="5.3807in"/>
    </style:style>
    <style:style style:name="co11" style:family="table-column">
      <style:table-column-properties fo:break-before="auto" style:column-width="5.0362in"/>
    </style:style>
    <style:style style:name="co12" style:family="table-column">
      <style:table-column-properties fo:break-before="auto" style:column-width="1.1047in"/>
    </style:style>
    <style:style style:name="ro1" style:family="table-row">
      <style:table-row-properties style:row-height="0.1791in" fo:break-before="auto" style:use-optimal-row-height="true"/>
    </style:style>
    <style:style style:name="ro2" style:family="table-row">
      <style:table-row-properties style:row-height="0.8016in" fo:break-before="auto" style:use-optimal-row-height="true"/>
    </style:style>
    <style:style style:name="ro3" style:family="table-row">
      <style:table-row-properties style:row-height="0.5in" fo:break-before="auto" style:use-optimal-row-height="fals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76" number:automatic-order="true">
      <number:month number:style="long" number:textual="true"/>
      <number:text> </number:text>
      <number:day/>
      <number:text>, </number:text>
      <number:year number:style="long"/>
    </number:date-style>
    <style:style style:name="ce1" style:family="table-cell" style:parent-style-name="Default">
      <style:table-cell-properties fo:wrap-option="wrap"/>
    </style:style>
    <style:style style:name="ce2" style:family="table-cell" style:parent-style-name="Default" style:data-style-name="N36">
      <style:table-cell-properties fo:wrap-option="wrap"/>
    </style:style>
    <style:style style:name="ce3" style:family="table-cell" style:parent-style-name="Default" style:data-style-name="N76">
      <style:table-cell-properties fo:wrap-option="wrap"/>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6" table:number-columns-repeated="1011" table:default-cell-style-name="ce1"/>
        <table:table-row table:style-name="ro1">
          <table:table-cell office:value-type="string">
            <text:p>alternate title</text:p>
          </table:table-cell>
          <table:table-cell office:value-type="string">
            <text:p>title</text:p>
          </table:table-cell>
          <table:table-cell office:value-type="string">
            <text:p>creator</text:p>
          </table:table-cell>
          <table:table-cell office:value-type="string">
            <text:p>date created</text:p>
          </table:table-cell>
          <table:table-cell office:value-type="string">
            <text:p>publisher</text:p>
          </table:table-cell>
          <table:table-cell office:value-type="string">
            <text:p>author</text:p>
          </table:table-cell>
          <table:table-cell office:value-type="string">
            <text:p>recipient</text:p>
          </table:table-cell>
          <table:table-cell office:value-type="string">
            <text:p>description</text:p>
          </table:table-cell>
          <table:table-cell office:value-type="string">
            <text:p>archive</text:p>
          </table:table-cell>
          <table:table-cell office:value-type="string">
            <text:p>archive location</text:p>
          </table:table-cell>
          <table:table-cell office:value-type="string">
            <text:p>url</text:p>
          </table:table-cell>
          <table:table-cell office:value-type="string">
            <text:p>rights</text:p>
          </table:table-cell>
          <table:table-cell office:value-type="string">
            <text:p>tags</text:p>
          </table:table-cell>
          <table:table-cell table:number-columns-repeated="1011"/>
        </table:table-row>
        <table:table-row table:style-name="ro2">
          <table:table-cell office:value-type="string">
            <text:p>05Jun2008-140926 DSCN9832 1.JPG</text:p>
          </table:table-cell>
          <table:table-cell table:style-name="ce2" table:formula="of:=[.C2]&amp;&quot; to &quot;&amp;[.G2]&amp;&quot;, &quot;&amp; TEXT([.D2];&quot;MMMM D, YYYY&quot;)" office:value-type="string" office:string-value="John A. Agnew to Edgar Rickard, September 17, 1924">
            <text:p>John A. Agnew to Edgar Rickard, September 17, 1924</text:p>
          </table:table-cell>
          <table:table-cell office:value-type="string">
            <text:p>John A. Agnew</text:p>
          </table:table-cell>
          <table:table-cell office:value-type="date" office:date-value="1924-09-17">
            <text:p>September 17, 1924</text:p>
          </table:table-cell>
          <table:table-cell office:value-type="string">
            <text:p>Shane Landrum</text:p>
          </table:table-cell>
          <table:table-cell table:formula="of:=[.C2]" office:value-type="string" office:string-value="John A. Agnew">
            <text:p>John A. Agnew</text:p>
          </table:table-cell>
          <table:table-cell office:value-type="string">
            <text:p>Edgar Rickard</text:p>
          </table:table-cell>
          <table:table-cell office:value-type="string">
            <text:p>Details need of proof of age for Herbert <text:s/>Hoover to collect on a life insurance policy.</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2];&quot; &quot;;&quot;%20&quot;)" office:value-type="string" office:string-value="http://cliotropic.org/tmp/omeka/05Jun2008-140926%20DSCN9832%201.JPG">
            <text:p>http://cliotropic.org/tmp/omeka/05Jun2008-140926%20DSCN9832%201.JPG</text:p>
          </table:table-cell>
          <table:table-cell office:value-type="string">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0933 DSCN9833 1.JPG</text:p>
          </table:table-cell>
          <table:table-cell table:style-name="ce2" table:formula="of:=[.C3]&amp;&quot; to &quot;&amp;[.G3]&amp;&quot;, &quot;&amp; TEXT([.D3];&quot;MMMM D, YYYY&quot;)" office:value-type="string" office:string-value="Edgar Rickard to Herbert Hoover, September 17, 1924">
            <text:p>Edgar Rickard to Herbert Hoover, September 17, 1924</text:p>
          </table:table-cell>
          <table:table-cell office:value-type="string">
            <text:p>Edgar Rickard</text:p>
          </table:table-cell>
          <table:table-cell office:value-type="date" office:date-value="1924-09-17">
            <text:p>September 17, 1924</text:p>
          </table:table-cell>
          <table:table-cell office:value-type="string">
            <text:p>Shane Landrum</text:p>
          </table:table-cell>
          <table:table-cell table:formula="of:=[.C3]" office:value-type="string" office:string-value="Edgar Rickard">
            <text:p>Edgar Rickard</text:p>
          </table:table-cell>
          <table:table-cell office:value-type="string">
            <text:p>Herbert Hoover</text:p>
          </table:table-cell>
          <table:table-cell office:value-type="string">
            <text:p>Rickard informs Hoover of need of proof of age; suggests records from HH's attendance at Stanford University.</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3];&quot; &quot;;&quot;%20&quot;)" office:value-type="string" office:string-value="http://cliotropic.org/tmp/omeka/05Jun2008-140933%20DSCN9833%201.JPG">
            <text:p>http://cliotropic.org/tmp/omeka/05Jun2008-140933%20DSCN9833%201.JPG</text:p>
          </table:table-cell>
          <table:table-cell table:formula="of:=[.L2]"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0946 DSCN9834 1.JPG</text:p>
          </table:table-cell>
          <table:table-cell table:style-name="ce2" table:formula="of:=[.C4]&amp;&quot; to &quot;&amp;[.G4]&amp;&quot;, &quot;&amp; TEXT([.D4];&quot;MMMM D, YYYY&quot;)" office:value-type="string" office:string-value="Herbert Hoover to Clark Miles, Salem, Oregon, October 6, 1924">
            <text:p>Herbert Hoover to Clark Miles, Salem, Oregon, October 6, 1924</text:p>
          </table:table-cell>
          <table:table-cell office:value-type="string">
            <text:p>Herbert Hoover</text:p>
          </table:table-cell>
          <table:table-cell office:value-type="date" office:date-value="1924-10-06">
            <text:p>October 6, 1924</text:p>
          </table:table-cell>
          <table:table-cell office:value-type="string">
            <text:p>Shane Landrum</text:p>
          </table:table-cell>
          <table:table-cell table:formula="of:=[.C4]" office:value-type="string" office:string-value="Herbert Hoover">
            <text:p>Herbert Hoover</text:p>
          </table:table-cell>
          <table:table-cell office:value-type="string">
            <text:p>Clark Miles, Salem, Oregon</text:p>
          </table:table-cell>
          <table:table-cell office:value-type="string">
            <text:p>Telegram: HH requests investigation of church records for possible proof of his age.</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4];&quot; &quot;;&quot;%20&quot;)" office:value-type="string" office:string-value="http://cliotropic.org/tmp/omeka/05Jun2008-140946%20DSCN9834%201.JPG">
            <text:p>http://cliotropic.org/tmp/omeka/05Jun2008-140946%20DSCN9834%201.JPG</text:p>
          </table:table-cell>
          <table:table-cell table:formula="of:=[.L3]"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000 DSCN9835 1.JPG</text:p>
          </table:table-cell>
          <table:table-cell table:style-name="ce2" table:formula="of:=[.C5]&amp;&quot; to &quot;&amp;[.G5]&amp;&quot;, &quot;&amp; TEXT([.D5];&quot;MMMM D, YYYY&quot;)" office:value-type="string" office:string-value="Herbert Hoover to Theodore Hoover, Palo Alto, California, and Mrs. Van Leavitt, Santa Monica, California, September 27, 1924">
            <text:p>Herbert Hoover to Theodore Hoover, Palo Alto, California, and Mrs. Van Leavitt, Santa Monica, California, September 27, 1924</text:p>
          </table:table-cell>
          <table:table-cell office:value-type="string">
            <text:p>Herbert Hoover</text:p>
          </table:table-cell>
          <table:table-cell office:value-type="date" office:date-value="1924-09-27">
            <text:p>September 27, 1924</text:p>
          </table:table-cell>
          <table:table-cell office:value-type="string">
            <text:p>Shane Landrum</text:p>
          </table:table-cell>
          <table:table-cell table:formula="of:=[.C5]" office:value-type="string" office:string-value="Herbert Hoover">
            <text:p>Herbert Hoover</text:p>
          </table:table-cell>
          <table:table-cell office:value-type="string">
            <text:p>Theodore Hoover, Palo Alto, California, and Mrs. Van Leavitt, Santa Monica, California</text:p>
          </table:table-cell>
          <table:table-cell office:value-type="string">
            <text:p>Telegram: HH seeks family bible information from hisbrother and sister.</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5];&quot; &quot;;&quot;%20&quot;)" office:value-type="string" office:string-value="http://cliotropic.org/tmp/omeka/05Jun2008-141000%20DSCN9835%201.JPG">
            <text:p>http://cliotropic.org/tmp/omeka/05Jun2008-141000%20DSCN9835%201.JPG</text:p>
          </table:table-cell>
          <table:table-cell table:formula="of:=[.L4]"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017 DSCN9836 1.JPG</text:p>
          </table:table-cell>
          <table:table-cell table:style-name="ce2" table:formula="of:=[.C6]&amp;&quot; to &quot;&amp;[.G6]&amp;&quot;, &quot;&amp; TEXT([.D6];&quot;MMMM D, YYYY&quot;)" office:value-type="string" office:string-value="B.C. Miles, Salem, Oregon to Herbert Hoover, October 7, 1924">
            <text:p>B.C. Miles, Salem, Oregon to Herbert Hoover, October 7, 1924</text:p>
          </table:table-cell>
          <table:table-cell office:value-type="string">
            <text:p>B.C. Miles, Salem, Oregon</text:p>
          </table:table-cell>
          <table:table-cell office:value-type="date" office:date-value="1924-10-07">
            <text:p>October 7, 1924</text:p>
          </table:table-cell>
          <table:table-cell office:value-type="string">
            <text:p>Shane Landrum</text:p>
          </table:table-cell>
          <table:table-cell table:formula="of:=[.C6]" office:value-type="string" office:string-value="B.C. Miles, Salem, Oregon">
            <text:p>B.C. Miles, Salem, Oregon</text:p>
          </table:table-cell>
          <table:table-cell office:value-type="string">
            <text:p>Herbert Hoover</text:p>
          </table:table-cell>
          <table:table-cell office:value-type="string">
            <text:p>Telegram: reports HH's date of birth in family Bible as August 10, 1874 and offers to send an affidavit or the actual Bible.</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6];&quot; &quot;;&quot;%20&quot;)" office:value-type="string" office:string-value="http://cliotropic.org/tmp/omeka/05Jun2008-141017%20DSCN9836%201.JPG">
            <text:p>http://cliotropic.org/tmp/omeka/05Jun2008-141017%20DSCN9836%201.JPG</text:p>
          </table:table-cell>
          <table:table-cell table:formula="of:=[.L5]"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029 DSCN9837 1.JPG</text:p>
          </table:table-cell>
          <table:table-cell table:style-name="ce2" table:formula="of:=[.C7]&amp;&quot; to &quot;&amp;[.G7]&amp;&quot;, &quot;&amp; TEXT([.D7];&quot;MMMM D, YYYY&quot;)" office:value-type="string" office:string-value="Herbert Hoover to George C. Hoover, October 7, 1924">
            <text:p>Herbert Hoover to George C. Hoover, October 7, 1924</text:p>
          </table:table-cell>
          <table:table-cell office:value-type="string">
            <text:p>Herbert Hoover</text:p>
          </table:table-cell>
          <table:table-cell office:value-type="date" office:date-value="1924-10-07">
            <text:p>October 7, 1924</text:p>
          </table:table-cell>
          <table:table-cell office:value-type="string">
            <text:p>Shane Landrum</text:p>
          </table:table-cell>
          <table:table-cell table:formula="of:=[.C7]" office:value-type="string" office:string-value="Herbert Hoover">
            <text:p>Herbert Hoover</text:p>
          </table:table-cell>
          <table:table-cell office:value-type="string">
            <text:p>George C. Hoover</text:p>
          </table:table-cell>
          <table:table-cell office:value-type="string">
            <text:p>Telegram: HH requests affidavit of his own birth from GCH.</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7];&quot; &quot;;&quot;%20&quot;)" office:value-type="string" office:string-value="http://cliotropic.org/tmp/omeka/05Jun2008-141029%20DSCN9837%201.JPG">
            <text:p>http://cliotropic.org/tmp/omeka/05Jun2008-141029%20DSCN9837%201.JPG</text:p>
          </table:table-cell>
          <table:table-cell table:formula="of:=[.L6]"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039 DSCN9838 1.JPG</text:p>
          </table:table-cell>
          <table:table-cell table:style-name="ce2" table:formula="of:=[.C8]&amp;&quot; to &quot;&amp;[.G8]&amp;&quot;, &quot;&amp; TEXT([.D8];&quot;MMMM D, YYYY&quot;)" office:value-type="string" office:string-value="Herbert Hoover to Edgar Rickard, October 8, 1924">
            <text:p>Herbert Hoover to Edgar Rickard, October 8, 1924</text:p>
          </table:table-cell>
          <table:table-cell office:value-type="string">
            <text:p>Herbert Hoover</text:p>
          </table:table-cell>
          <table:table-cell office:value-type="date" office:date-value="1924-10-08">
            <text:p>October 8, 1924</text:p>
          </table:table-cell>
          <table:table-cell office:value-type="string">
            <text:p>Shane Landrum</text:p>
          </table:table-cell>
          <table:table-cell table:formula="of:=[.C8]" office:value-type="string" office:string-value="Herbert Hoover">
            <text:p>Herbert Hoover</text:p>
          </table:table-cell>
          <table:table-cell office:value-type="string">
            <text:p>Edgar Rickard</text:p>
          </table:table-cell>
          <table:table-cell office:value-type="string">
            <text:p>HH reports that he's found the family Bible &amp; is having it photographed; affidavits of his birth may take a few weeks.</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8];&quot; &quot;;&quot;%20&quot;)" office:value-type="string" office:string-value="http://cliotropic.org/tmp/omeka/05Jun2008-141039%20DSCN9838%201.JPG">
            <text:p>http://cliotropic.org/tmp/omeka/05Jun2008-141039%20DSCN9838%201.JPG</text:p>
          </table:table-cell>
          <table:table-cell table:formula="of:=[.L7]"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056 DSCN9839 1.JPG</text:p>
          </table:table-cell>
          <table:table-cell table:style-name="ce2" table:formula="of:=[.C9]&amp;&quot; to &quot;&amp;[.G9]&amp;&quot;, &quot;&amp; TEXT([.D9];&quot;MMMM D, YYYY&quot;)" office:value-type="string" office:string-value="B.C. Miles, Salem, Oregon to Herbert Hoover, October 8, 1924">
            <text:p>B.C. Miles, Salem, Oregon to Herbert Hoover, October 8, 1924</text:p>
          </table:table-cell>
          <table:table-cell office:value-type="string">
            <text:p>B.C. Miles, Salem, Oregon</text:p>
          </table:table-cell>
          <table:table-cell office:value-type="date" office:date-value="1924-10-08">
            <text:p>October 8, 1924</text:p>
          </table:table-cell>
          <table:table-cell office:value-type="string">
            <text:p>Shane Landrum</text:p>
          </table:table-cell>
          <table:table-cell table:formula="of:=[.C9]" office:value-type="string" office:string-value="B.C. Miles, Salem, Oregon">
            <text:p>B.C. Miles, Salem, Oregon</text:p>
          </table:table-cell>
          <table:table-cell office:value-type="string">
            <text:p>Herbert Hoover</text:p>
          </table:table-cell>
          <table:table-cell office:value-type="string">
            <text:p>Telegram with HH's reply to Miles handwritten at bottom: HH requestsfamily Bible so he can have it photographed.</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9];&quot; &quot;;&quot;%20&quot;)" office:value-type="string" office:string-value="http://cliotropic.org/tmp/omeka/05Jun2008-141056%20DSCN9839%201.JPG">
            <text:p>http://cliotropic.org/tmp/omeka/05Jun2008-141056%20DSCN9839%201.JPG</text:p>
          </table:table-cell>
          <table:table-cell table:formula="of:=[.L8]"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109 DSCN9840 1.JPG</text:p>
          </table:table-cell>
          <table:table-cell table:style-name="ce2" table:formula="of:=[.C10]&amp;&quot; to &quot;&amp;[.G10]&amp;&quot;, &quot;&amp; TEXT([.D10];&quot;MMMM D, YYYY&quot;)" office:value-type="string" office:string-value="B.C. Miles, Salem, Oregon to Herbert Hoover, October 8, 1924">
            <text:p>B.C. Miles, Salem, Oregon to Herbert Hoover, October 8, 1924</text:p>
          </table:table-cell>
          <table:table-cell office:value-type="string">
            <text:p>B.C. Miles, Salem, Oregon</text:p>
          </table:table-cell>
          <table:table-cell office:value-type="date" office:date-value="1924-10-08">
            <text:p>October 8, 1924</text:p>
          </table:table-cell>
          <table:table-cell office:value-type="string">
            <text:p>Shane Landrum</text:p>
          </table:table-cell>
          <table:table-cell table:formula="of:=[.C10]" office:value-type="string" office:string-value="B.C. Miles, Salem, Oregon">
            <text:p>B.C. Miles, Salem, Oregon</text:p>
          </table:table-cell>
          <table:table-cell office:value-type="string">
            <text:p>Herbert Hoover</text:p>
          </table:table-cell>
          <table:table-cell office:value-type="string">
            <text:p>Handwritten letter detailing Miles's process for locating and sending the family Bible. Page 1.</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0];&quot; &quot;;&quot;%20&quot;)" office:value-type="string" office:string-value="http://cliotropic.org/tmp/omeka/05Jun2008-141109%20DSCN9840%201.JPG">
            <text:p>http://cliotropic.org/tmp/omeka/05Jun2008-141109%20DSCN9840%201.JPG</text:p>
          </table:table-cell>
          <table:table-cell table:formula="of:=[.L9]"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119 DSCN9841 1.JPG</text:p>
          </table:table-cell>
          <table:table-cell table:style-name="ce2" table:formula="of:=[.C11]&amp;&quot; to &quot;&amp;[.G11]&amp;&quot;, &quot;&amp; TEXT([.D11];&quot;MMMM D, YYYY&quot;)" office:value-type="string" office:string-value="B.C. Miles, Salem, Oregon to Herbert Hoover, October 8, 1924">
            <text:p>B.C. Miles, Salem, Oregon to Herbert Hoover, October 8, 1924</text:p>
          </table:table-cell>
          <table:table-cell office:value-type="string">
            <text:p>B.C. Miles, Salem, Oregon</text:p>
          </table:table-cell>
          <table:table-cell office:value-type="date" office:date-value="1924-10-08">
            <text:p>October 8, 1924</text:p>
          </table:table-cell>
          <table:table-cell office:value-type="string">
            <text:p>Shane Landrum</text:p>
          </table:table-cell>
          <table:table-cell table:formula="of:=[.C11]" office:value-type="string" office:string-value="B.C. Miles, Salem, Oregon">
            <text:p>B.C. Miles, Salem, Oregon</text:p>
          </table:table-cell>
          <table:table-cell office:value-type="string">
            <text:p>Herbert Hoover</text:p>
          </table:table-cell>
          <table:table-cell office:value-type="string">
            <text:p>Handwritten letter detailing Miles's process for locating and sending the family Bible. Page 2.</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1];&quot; &quot;;&quot;%20&quot;)" office:value-type="string" office:string-value="http://cliotropic.org/tmp/omeka/05Jun2008-141119%20DSCN9841%201.JPG">
            <text:p>http://cliotropic.org/tmp/omeka/05Jun2008-141119%20DSCN9841%201.JPG</text:p>
          </table:table-cell>
          <table:table-cell table:formula="of:=[.L10]"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126 DSCN9842 1.JPG</text:p>
          </table:table-cell>
          <table:table-cell table:style-name="ce2" table:formula="of:=[.C12]&amp;&quot; to &quot;&amp;[.G12]&amp;&quot;, &quot;&amp; TEXT([.D12];&quot;MMMM D, YYYY&quot;)" office:value-type="string" office:string-value="Herbert Hoover to B.C. Miles, Salem, Oregon, October 8, 1924">
            <text:p>Herbert Hoover to B.C. Miles, Salem, Oregon, October 8, 1924</text:p>
          </table:table-cell>
          <table:table-cell office:value-type="string">
            <text:p>Herbert Hoover</text:p>
          </table:table-cell>
          <table:table-cell office:value-type="date" office:date-value="1924-10-08">
            <text:p>October 8, 1924</text:p>
          </table:table-cell>
          <table:table-cell office:value-type="string">
            <text:p>Shane Landrum</text:p>
          </table:table-cell>
          <table:table-cell table:formula="of:=[.C12]" office:value-type="string" office:string-value="Herbert Hoover">
            <text:p>Herbert Hoover</text:p>
          </table:table-cell>
          <table:table-cell office:value-type="string">
            <text:p>B.C. Miles, Salem, Oregon</text:p>
          </table:table-cell>
          <table:table-cell office:value-type="string">
            <text:p>Typed telegram replicating earlier handwritten reply.</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2];&quot; &quot;;&quot;%20&quot;)" office:value-type="string" office:string-value="http://cliotropic.org/tmp/omeka/05Jun2008-141126%20DSCN9842%201.JPG">
            <text:p>http://cliotropic.org/tmp/omeka/05Jun2008-141126%20DSCN9842%201.JPG</text:p>
          </table:table-cell>
          <table:table-cell table:formula="of:=[.L11]"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149 DSCN9843 1.JPG</text:p>
          </table:table-cell>
          <table:table-cell table:style-name="ce2" table:formula="of:=[.C13]&amp;&quot; to &quot;&amp;[.G13]&amp;&quot;, &quot;&amp; TEXT([.D13];&quot;MMMM D, YYYY&quot;)" office:value-type="string" office:string-value="George C. Hoover, West Branch, Iowa to Herbert Hoover, October 10, 1924">
            <text:p>George C. Hoover, West Branch, Iowa to Herbert Hoover, October 10, 1924</text:p>
          </table:table-cell>
          <table:table-cell office:value-type="string">
            <text:p>George C. Hoover, West Branch, Iowa</text:p>
          </table:table-cell>
          <table:table-cell office:value-type="date" office:date-value="1924-10-10">
            <text:p>October 10, 1924</text:p>
          </table:table-cell>
          <table:table-cell office:value-type="string">
            <text:p>Shane Landrum</text:p>
          </table:table-cell>
          <table:table-cell table:formula="of:=[.C13]" office:value-type="string" office:string-value="George C. Hoover, West Branch, Iowa">
            <text:p>George C. Hoover, West Branch, Iowa</text:p>
          </table:table-cell>
          <table:table-cell office:value-type="string">
            <text:p>Herbert Hoover</text:p>
          </table:table-cell>
          <table:table-cell office:value-type="string">
            <text:p>GCH reports difficulties finding local records of Hoover's birth in West Branch, Iowa, but encloses “affidavit of identification”</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3];&quot; &quot;;&quot;%20&quot;)" office:value-type="string" office:string-value="http://cliotropic.org/tmp/omeka/05Jun2008-141149%20DSCN9843%201.JPG">
            <text:p>http://cliotropic.org/tmp/omeka/05Jun2008-141149%20DSCN9843%201.JPG</text:p>
          </table:table-cell>
          <table:table-cell table:formula="of:=[.L12]"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201 DSCN9844 1.JPG</text:p>
          </table:table-cell>
          <table:table-cell table:style-name="ce2" table:formula="of:=[.C14]&amp;&quot; to &quot;&amp;[.G14]&amp;&quot;, &quot;&amp; TEXT([.D14];&quot;MMMM D, YYYY&quot;)" office:value-type="string" office:string-value="Herbert Hoover to George C. Hoover, October 13, 1924">
            <text:p>Herbert Hoover to George C. Hoover, October 13, 1924</text:p>
          </table:table-cell>
          <table:table-cell table:style-name="Default" office:value-type="string">
            <text:p>Herbert Hoover</text:p>
          </table:table-cell>
          <table:table-cell office:value-type="date" office:date-value="1924-10-13">
            <text:p>October 13, 1924</text:p>
          </table:table-cell>
          <table:table-cell table:style-name="Default" office:value-type="string">
            <text:p>Shane Landrum</text:p>
          </table:table-cell>
          <table:table-cell table:formula="of:=[.C14]" office:value-type="string" office:string-value="Herbert Hoover">
            <text:p>Herbert Hoover</text:p>
          </table:table-cell>
          <table:table-cell table:style-name="Default" office:value-type="string">
            <text:p>George C. Hoover</text:p>
          </table:table-cell>
          <table:table-cell table:style-name="Default" office:value-type="string">
            <text:p>Thanks GCH for affidavit.</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4];&quot; &quot;;&quot;%20&quot;)" office:value-type="string" office:string-value="http://cliotropic.org/tmp/omeka/05Jun2008-141201%20DSCN9844%201.JPG">
            <text:p>http://cliotropic.org/tmp/omeka/05Jun2008-141201%20DSCN9844%201.JPG</text:p>
          </table:table-cell>
          <table:table-cell table:formula="of:=[.L13]"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215 DSCN9845 1.JPG</text:p>
          </table:table-cell>
          <table:table-cell table:style-name="ce2" table:formula="of:=[.C15]&amp;&quot; to &quot;&amp;[.G15]&amp;&quot;, &quot;&amp; TEXT([.D15];&quot;MMMM D, YYYY&quot;)" office:value-type="string" office:string-value="Herbert Hoover to B.C. Miles, Salem, Oregon, October 13, 1924">
            <text:p>Herbert Hoover to B.C. Miles, Salem, Oregon, October 13, 1924</text:p>
          </table:table-cell>
          <table:table-cell office:value-type="string">
            <text:p>Herbert Hoover</text:p>
          </table:table-cell>
          <table:table-cell office:value-type="date" office:date-value="1924-10-13">
            <text:p>October 13, 1924</text:p>
          </table:table-cell>
          <table:table-cell office:value-type="string">
            <text:p>Shane Landrum</text:p>
          </table:table-cell>
          <table:table-cell table:formula="of:=[.C15]" office:value-type="string" office:string-value="Herbert Hoover">
            <text:p>Herbert Hoover</text:p>
          </table:table-cell>
          <table:table-cell office:value-type="string">
            <text:p>B.C. Miles, Salem, Oregon</text:p>
          </table:table-cell>
          <table:table-cell office:value-type="string">
            <text:p>Thanks Miles for affidavit.</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5];&quot; &quot;;&quot;%20&quot;)" office:value-type="string" office:string-value="http://cliotropic.org/tmp/omeka/05Jun2008-141215%20DSCN9845%201.JPG">
            <text:p>http://cliotropic.org/tmp/omeka/05Jun2008-141215%20DSCN9845%201.JPG</text:p>
          </table:table-cell>
          <table:table-cell table:formula="of:=[.L14]"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225 DSCN9846 1.JPG</text:p>
          </table:table-cell>
          <table:table-cell table:style-name="ce2" table:formula="of:=[.C16]&amp;&quot; to &quot;&amp;[.G16]&amp;&quot;, &quot;&amp; TEXT([.D16];&quot;MMMM D, YYYY&quot;)" office:value-type="string" office:string-value="W.R.Snyder to Mr. [Harold Phelps] Stokes, October 23, 1924">
            <text:p>W.R.Snyder to Mr. [Harold Phelps] Stokes, October 23, 1924</text:p>
          </table:table-cell>
          <table:table-cell office:value-type="string">
            <text:p>W.R.Snyder</text:p>
          </table:table-cell>
          <table:table-cell office:value-type="date" office:date-value="1924-10-23">
            <text:p>October 23, 1924</text:p>
          </table:table-cell>
          <table:table-cell office:value-type="string">
            <text:p>Shane Landrum</text:p>
          </table:table-cell>
          <table:table-cell table:formula="of:=[.C16]" office:value-type="string" office:string-value="W.R.Snyder">
            <text:p>W.R.Snyder</text:p>
          </table:table-cell>
          <table:table-cell office:value-type="string">
            <text:p>Mr. [Harold Phelps] Stokes</text:p>
          </table:table-cell>
          <table:table-cell office:value-type="string">
            <text:p>Dept of Commerce internal memo with attached draft affidavit of HH's birth as shown in family Bible, plus draft notary public statement to be sealed by E. W. Libbey. Page 1.</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6];&quot; &quot;;&quot;%20&quot;)" office:value-type="string" office:string-value="http://cliotropic.org/tmp/omeka/05Jun2008-141225%20DSCN9846%201.JPG">
            <text:p>http://cliotropic.org/tmp/omeka/05Jun2008-141225%20DSCN9846%201.JPG</text:p>
          </table:table-cell>
          <table:table-cell table:formula="of:=[.L15]"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231 DSCN9847 1.JPG</text:p>
          </table:table-cell>
          <table:table-cell table:style-name="ce2" table:formula="of:=[.C17]&amp;&quot; to &quot;&amp;[.G17]&amp;&quot;, &quot;&amp; TEXT([.D17];&quot;MMMM D, YYYY&quot;)" office:value-type="string" office:string-value="W.R.Snyder to Mr. [Harold Phelps] Stokes, October 23, 1924">
            <text:p>W.R.Snyder to Mr. [Harold Phelps] Stokes, October 23, 1924</text:p>
          </table:table-cell>
          <table:table-cell office:value-type="string">
            <text:p>W.R.Snyder</text:p>
          </table:table-cell>
          <table:table-cell office:value-type="date" office:date-value="1924-10-23">
            <text:p>October 23, 1924</text:p>
          </table:table-cell>
          <table:table-cell office:value-type="string">
            <text:p>Shane Landrum</text:p>
          </table:table-cell>
          <table:table-cell table:formula="of:=[.C17]" office:value-type="string" office:string-value="W.R.Snyder">
            <text:p>W.R.Snyder</text:p>
          </table:table-cell>
          <table:table-cell office:value-type="string">
            <text:p>Mr. [Harold Phelps] Stokes</text:p>
          </table:table-cell>
          <table:table-cell office:value-type="string">
            <text:p>Dept of Commerce internal memo with attached draft affidavit of HH's birth as shown in family Bible, plus draft notary public statement to be sealed by E. W. Libbey. Page 2.</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7];&quot; &quot;;&quot;%20&quot;)" office:value-type="string" office:string-value="http://cliotropic.org/tmp/omeka/05Jun2008-141231%20DSCN9847%201.JPG">
            <text:p>http://cliotropic.org/tmp/omeka/05Jun2008-141231%20DSCN9847%201.JPG</text:p>
          </table:table-cell>
          <table:table-cell table:formula="of:=[.L16]"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255 DSCN9848 1.JPG</text:p>
          </table:table-cell>
          <table:table-cell table:style-name="ce2" table:formula="of:=[.C18]&amp;&quot; to &quot;&amp;[.G18]&amp;&quot;, &quot;&amp; TEXT([.D18];&quot;MMMM D, YYYY&quot;)" office:value-type="string" office:string-value="W.R.Snyder to Mr. [Harold Phelps] Stokes, October 23, 1924">
            <text:p>W.R.Snyder to Mr. [Harold Phelps] Stokes, October 23, 1924</text:p>
          </table:table-cell>
          <table:table-cell office:value-type="string">
            <text:p>W.R.Snyder</text:p>
          </table:table-cell>
          <table:table-cell office:value-type="date" office:date-value="1924-10-23">
            <text:p>October 23, 1924</text:p>
          </table:table-cell>
          <table:table-cell office:value-type="string">
            <text:p>Shane Landrum</text:p>
          </table:table-cell>
          <table:table-cell table:formula="of:=[.C18]" office:value-type="string" office:string-value="W.R.Snyder">
            <text:p>W.R.Snyder</text:p>
          </table:table-cell>
          <table:table-cell office:value-type="string">
            <text:p>Mr. [Harold Phelps] Stokes</text:p>
          </table:table-cell>
          <table:table-cell office:value-type="string">
            <text:p>Dept of Commerce internal memo with attached draft affidavit of HH's birth as shown in family Bible, plus draft notary public statement to be sealed by E. W. Libbey. Page 3.</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8];&quot; &quot;;&quot;%20&quot;)" office:value-type="string" office:string-value="http://cliotropic.org/tmp/omeka/05Jun2008-141255%20DSCN9848%201.JPG">
            <text:p>http://cliotropic.org/tmp/omeka/05Jun2008-141255%20DSCN9848%201.JPG</text:p>
          </table:table-cell>
          <table:table-cell table:formula="of:=[.L17]"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306 DSCN9849 1.JPG</text:p>
          </table:table-cell>
          <table:table-cell table:style-name="ce2" table:formula="of:=[.C19]&amp;&quot; to &quot;&amp;[.G19]&amp;&quot;, &quot;&amp; TEXT([.D19];&quot;MMMM D, YYYY&quot;)" office:value-type="string" office:string-value="Harold Phelps Stokes to Edgar Rickard, October 27, 1924">
            <text:p>Harold Phelps Stokes to Edgar Rickard, October 27, 1924</text:p>
          </table:table-cell>
          <table:table-cell office:value-type="string">
            <text:p>Harold Phelps Stokes</text:p>
          </table:table-cell>
          <table:table-cell office:value-type="date" office:date-value="1924-10-27">
            <text:p>October 27, 1924</text:p>
          </table:table-cell>
          <table:table-cell office:value-type="string">
            <text:p>Shane Landrum</text:p>
          </table:table-cell>
          <table:table-cell table:formula="of:=[.C19]" office:value-type="string" office:string-value="Harold Phelps Stokes">
            <text:p>Harold Phelps Stokes</text:p>
          </table:table-cell>
          <table:table-cell office:value-type="string">
            <text:p>Edgar Rickard</text:p>
          </table:table-cell>
          <table:table-cell office:value-type="string">
            <text:p>Letter accompanying enclosed affidavit and photocopies of HH's family Bible.</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19];&quot; &quot;;&quot;%20&quot;)" office:value-type="string" office:string-value="http://cliotropic.org/tmp/omeka/05Jun2008-141306%20DSCN9849%201.JPG">
            <text:p>http://cliotropic.org/tmp/omeka/05Jun2008-141306%20DSCN9849%201.JPG</text:p>
          </table:table-cell>
          <table:table-cell table:formula="of:=[.L18]"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text:p>
          </table:table-cell>
          <table:table-cell table:number-columns-repeated="1011"/>
        </table:table-row>
        <table:table-row table:style-name="ro3">
          <table:table-cell office:value-type="string">
            <text:p>05Jun2008-141328 DSCN9850 1.JPG</text:p>
          </table:table-cell>
          <table:table-cell office:value-type="string">
            <text:p>Minthorn-Hoover-Davis-Leavitt family Bible, Births page</text:p>
          </table:table-cell>
          <table:table-cell table:number-columns-repeated="2"/>
          <table:table-cell office:value-type="string">
            <text:p>Shane Landrum</text:p>
          </table:table-cell>
          <table:table-cell table:number-columns-repeated="2"/>
          <table:table-cell office:value-type="string">
            <text:p>Entries include Herbert Clark Hoover, August 10, 1874.</text:p>
          </table:table-cell>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20];&quot; &quot;;&quot;%20&quot;)" office:value-type="string" office:string-value="http://cliotropic.org/tmp/omeka/05Jun2008-141328%20DSCN9850%201.JPG">
            <text:p>http://cliotropic.org/tmp/omeka/05Jun2008-141328%20DSCN9850%201.JPG</text:p>
          </table:table-cell>
          <table:table-cell table:formula="of:=[.L19]"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 family bible</text:p>
          </table:table-cell>
          <table:table-cell table:number-columns-repeated="1011"/>
        </table:table-row>
        <table:table-row table:style-name="ro3">
          <table:table-cell office:value-type="string">
            <text:p>05Jun2008-141340 DSCN9851 1.JPG</text:p>
          </table:table-cell>
          <table:table-cell office:value-type="string">
            <text:p>Minthorn-Hoover-Davis-Leavitt family Bible, Deaths page</text:p>
          </table:table-cell>
          <table:table-cell table:number-columns-repeated="2"/>
          <table:table-cell office:value-type="string">
            <text:p>Shane Landrum</text:p>
          </table:table-cell>
          <table:table-cell table:number-columns-repeated="3"/>
          <table:table-cell office:value-type="string">
            <text:p>Herbert Hoover Presidential Library, West Branch, Iowa</text:p>
          </table:table-cell>
          <table:table-cell office:value-type="string">
            <text:p>Folder “Birth certificate,” Box 52, Hoover Commerce Papers</text:p>
          </table:table-cell>
          <table:table-cell table:formula="of:=&quot;http://cliotropic.org/tmp/omeka/&quot;&amp;SUBSTITUTE([.A21];&quot; &quot;;&quot;%20&quot;)" office:value-type="string" office:string-value="http://cliotropic.org/tmp/omeka/05Jun2008-141340%20DSCN9851%201.JPG">
            <text:p>http://cliotropic.org/tmp/omeka/05Jun2008-141340%20DSCN9851%201.JPG</text:p>
          </table:table-cell>
          <table:table-cell table:formula="of:=[.L20]" office:value-type="string" office:string-value="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
            <text:p>The documents reproduced here are Presidential records in the custody of the Herbert Hoover Presidential Library. The National Archives and Records Administration administers them in accordance with the requirements of Title 44, U.S.C. Shane Landrum does not claim any copyright interest in these official Presidential records.</text:p>
          </table:table-cell>
          <table:table-cell office:value-type="string">
            <text:p>herbert hoover, insurance claim, proof of birth, family bible</text:p>
          </table:table-cell>
          <table:table-cell table:number-columns-repeated="1011"/>
        </table:table-row>
        <table:table-row table:style-name="ro4" table:number-rows-repeated="6551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01/19/2011</text:date>, <text:time>17:27: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1</meta:generator>
    <dc:date>2011-01-19T17:27:02</dc:date>
    <meta:editing-duration>PT01H42M50S</meta:editing-duration>
    <meta:editing-cycles>3</meta:editing-cycles>
    <meta:document-statistic meta:table-count="1" meta:cell-count="264" meta:object-count="0"/>
    <meta:user-defined meta:name="Info 1"/>
    <meta:user-defined meta:name="Info 2"/>
    <meta:user-defined meta:name="Info 3"/>
    <meta:user-defined meta:name="Info 4"/>
  </office:meta>
</office:document-meta>
</file>